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'Calibri MSFontService', sans-serif"/>
    <style:font-face style:name="Calibri1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in" fo:margin-right="0in" style:line-height-at-least="0.1874in" fo:text-align="start" style:justify-single-word="false" fo:text-indent="0in" style:auto-text-indent="false" fo:background-color="transparent"/>
    </style:style>
    <style:style style:name="P2" style:family="paragraph" style:parent-style-name="Text_20_body">
      <loext:graphic-properties draw:fill="none" draw:fill-color="#ffffff"/>
      <style:paragraph-properties fo:margin-left="0in" fo:margin-right="0in" style:line-height-at-least="0.1874in" fo:text-align="start" style:justify-single-word="false" fo:text-indent="0in" style:auto-text-indent="false" fo:background-color="transparent"/>
      <style:text-properties fo:font-variant="normal" fo:text-transform="none" fo:language="es" fo:country="ES" fo:font-style="normal" fo:font-weight="normal"/>
    </style:style>
    <style:style style:name="T1" style:family="text">
      <style:text-properties style:font-name="Calibri1" fo:font-size="11pt"/>
    </style:style>
    <style:style style:name="T2" style:family="text">
      <style:text-properties style:font-name="Calibri" fo:font-size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#45</text:span> </text:p>
      <text:p text:style-name="P2"><text:span text:style-name="T1">búsqueda-secuencial: la búsqueda se hace mirando de una en una, en todas las posiciones del vector</text:span> </text:p>
      <text:p text:style-name="P2"><text:span text:style-name="T1">búsqueda-binaria: la búsqueda se realiza en un vector ordenado y se empieza a comparar con el elemento de la mitad, y si no es igual se compara si es mayor o menor para decidir en qué mitad se sigue buscando y así sucesivamente</text:span> </text:p>
      <text:p text:style-name="P2"><text:span text:style-name="T1">notación-Big-O: notación que se utiliza para medir la complejidad o eficiencia de un algoritmo</text:span> 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'Calibri MSFontService', sans-serif"/>
    <style:font-face style:name="Calibri1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u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2T16:12:10.177775029</meta:creation-date>
    <dc:date>2021-07-02T16:22:48.634065745</dc:date>
    <meta:editing-duration>PT10M3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4" meta:word-count="74" meta:character-count="426" meta:non-whitespace-character-count="352"/>
  </office:meta>
</office:document-meta>
</file>